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eb707"/>
    </style:style>
    <style:style style:name="P2" style:family="paragraph" style:parent-style-name="Standard">
      <style:text-properties officeooo:paragraph-rsid="0014e470"/>
    </style:style>
    <style:style style:name="P3" style:family="paragraph" style:parent-style-name="Standard">
      <style:text-properties officeooo:paragraph-rsid="0014e470"/>
    </style:style>
    <style:style style:name="T1" style:family="text">
      <style:text-properties officeooo:rsid="0011a427"/>
    </style:style>
    <style:style style:name="T2" style:family="text">
      <style:text-properties officeooo:rsid="00de1dc6"/>
    </style:style>
    <style:style style:name="T3" style:family="text">
      <style:text-properties officeooo:rsid="00191388"/>
    </style:style>
    <style:style style:name="T4" style:family="text">
      <style:text-properties officeooo:rsid="00127e15"/>
    </style:style>
    <style:style style:name="T5" style:family="text">
      <style:text-properties officeooo:rsid="0015cc05"/>
    </style:style>
    <style:style style:name="T6" style:family="text">
      <style:text-properties officeooo:rsid="00df75bc"/>
    </style:style>
    <style:style style:name="T7" style:family="text">
      <style:text-properties style:font-name="Arial" fo:font-size="10pt" style:text-underline-style="none" fo:font-weight="normal" style:font-size-asian="10pt" style:font-weight-asian="normal" style:font-name-complex="Arial" style:font-size-complex="14pt" style:font-weight-complex="bold"/>
    </style:style>
    <style:style style:name="T8" style:family="text">
      <style:text-properties style:font-name="Arial" fo:font-size="10pt" style:text-underline-style="none" fo:font-weight="normal" officeooo:rsid="0015cc05" style:font-size-asian="10pt" style:font-weight-asian="normal" style:font-name-complex="Arial" style:font-size-complex="14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tate Machine Description.</text:h>
      <text:p text:style-name="P1"><text:s text:c="3"/><text:span text:style-name="T1">The QCAN2 ‘State Machine’ refers to a set of states, induced by incoming events from the serial port and the RF subsystem. The state machine is basically the underlying control mechanism to achieve the desired responses. While the QCAN2 state machine is relatively complex, we attempt to describe the foundational aspects of it.</text:span></text:p>
      <text:p text:style-name="P1"/>
      <text:p text:style-name="P1"><text:s text:c="3"/><text:span text:style-name="T2">State machine definition. A good example of a state machine is a TV power button. Two states, on or off. The response of the button is influenced by the previous state of the TV; if it was off, it comes on and if it was on, it powers down. </text:span></text:p>
      <text:p text:style-name="P1"><text:s text:c="2"/></text:p>
      <text:p text:style-name="P1"><text:s text:c="2"/><text:span text:style-name="T1">The QCAN2 state machine attempts to implement the state transitions required to implement the QCAN2 protocol. It is significantly more complex than the state machine for the TV button, never the less, it is simple enough to implement in an embedded controller.</text:span></text:p>
      <text:p text:style-name="P1"/>
      <text:p text:style-name="P1"><text:s text:c="3"/><text:span text:style-name="T3">In implementing the state machine, we attempted to follow the specs with our wordings. <text:s/>The ‘C’ language variable names give an indication of the internal states. Here is a sampler of the state machine variable names: (these names are also printed on the terminal when operating)</text:span></text:p>
      <text:p text:style-name="P1"/>
      <text:p text:style-name="P1"><text:tab/>QCAN_STATUS_IDLE <text:s text:c="4"/>QCAN_STATUS_LISTEN <text:s text:c="2"/>QCAN_STATUS_EVAL <text:s text:c="4"/></text:p>
      <text:p text:style-name="P1"><text:tab/>QCAN_STATUS_WAIT <text:s text:c="4"/>QCAN_STATUS_BULLY <text:s text:c="3"/>QCAN_STATUS_RELEASE <text:s/></text:p>
      <text:p text:style-name="P1"/>
      <text:p text:style-name="P1"><text:s text:c="2"/><text:span text:style-name="T4">The state machine transition names are coined similarly as they appear in the specification, with some additions. For instance, the <text:s text:c="2"/>QCAN_STATUS_EVAL is a transitional state, where the QCAN2 makes a decision on the next required state. <text:s/>Another example is the QCAN_STATUS_BULLY state, which is a result of the successful occupy test.</text:span></text:p>
      <text:p text:style-name="P1"/>
      <text:p text:style-name="P1"><text:s text:c="2"/><text:span text:style-name="T4">The ideal state machine implementation would require one to intercept code from every state transition to every other possible state. <text:s/>Clearly, it is not practical to do that, so the simplest way to achieve good coverage is to permit state jumps, and make most states insensitive to the previous state. This is called the ‘stateless’ or (mostly stateless) implementation. (the HTTP protocol is a good example of a stateless implementation)</text:span></text:p>
      <text:p text:style-name="P1"/>
      <text:p text:style-name="P1"><text:s text:c="3"/><text:span text:style-name="T4">Here is one instance of the stateless transition in the QCAN2. <text:s/>When ‘Occupy’ signal arrives without</text:span></text:p>
      <text:p text:style-name="P1"><text:span text:style-name="T4">the </text:span>‘<text:span text:style-name="T5">Anticipate’ signal, the state machine transition assumes the intent of the ‘Occupy’ instead of signaling the error status of a skipped state. The state machine ‘warps’ to the desired state. This is appropriate, as in another section of the specification ‘Occupy’ is specified without the prelude of ‘Anticipate’.</text:span></text:p>
      <text:p text:style-name="P1"/>
      <text:p text:style-name="P1"><text:s/><text:span text:style-name="T6">Abrupt zone change. The QCAN2 can accommodate abrupt zone change. When the current zone changes without following the underlying procedure of release / anticipate, the QCAN2 allows the new zone to take effect. When an abrupt intersection zone change takes place, a new resolution starts. In case of the door controller (FE), a release state is injected, with possible door close, as specified.</text:span></text:p>
      <text:p text:style-name="P1"/>
      <text:p text:style-name="P2"><text:s text:c="3"/><text:span text:style-name="T5">The benefit of the statelessness is that missed signals do not cause stoppages, the state machine will elect the possible intent of the sequence. This is also one of the reasons one may click around the simulation ‘willy-nilly’ without any ill effects.</text:span></text:p>
      <text:p text:style-name="P2"><text:span text:style-name="T8"/></text:p>
      <text:p text:style-name="P2"><text:soft-page-break/><text:span text:style-name="T8"/></text:p>
      <text:p text:style-name="P2"><text:span text:style-name="T8">Naturally, the statelessness has limits. Those limits will be uncovered when one tests the QCAN2. We hope that the shortcomings will be shared, so corrections can be made by us.</text:span><text:span text:style-name="T7"><text:tab/></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31T11:03:59.732495176</meta:creation-date>
    <dc:date>2020-04-02T12:00:02.005169736</dc:date>
    <meta:editing-duration>PT3M7S</meta:editing-duration>
    <meta:editing-cycles>7</meta:editing-cycles>
    <meta:generator>LibreOffice/6.0.7.3$Linux_X86_64 LibreOffice_project/00m0$Build-3</meta:generator>
    <meta:document-statistic meta:table-count="0" meta:image-count="0" meta:object-count="0" meta:page-count="2" meta:paragraph-count="15" meta:word-count="520" meta:character-count="3298" meta:non-whitespace-character-count="2738"/>
  </office:meta>
</office:document-meta>
</file>